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e644" officeooo:paragraph-rsid="0017e644"/>
    </style:style>
    <style:style style:name="P2" style:family="paragraph" style:parent-style-name="Standard">
      <style:text-properties officeooo:rsid="0017e644" officeooo:paragraph-rsid="00196dd1"/>
    </style:style>
    <style:style style:name="P3" style:family="paragraph" style:parent-style-name="Standard">
      <style:text-properties officeooo:rsid="001aad6a" officeooo:paragraph-rsid="001aad6a"/>
    </style:style>
    <style:style style:name="P4" style:family="paragraph" style:parent-style-name="Standard">
      <style:text-properties officeooo:rsid="0020c924" officeooo:paragraph-rsid="0020c924"/>
    </style:style>
    <style:style style:name="P5" style:family="paragraph" style:parent-style-name="Standard">
      <style:text-properties officeooo:rsid="0022c7cf" officeooo:paragraph-rsid="0022c7cf"/>
    </style:style>
    <style:style style:name="P6" style:family="paragraph" style:parent-style-name="Standard">
      <style:text-properties officeooo:rsid="00241ca1" officeooo:paragraph-rsid="00241ca1"/>
    </style:style>
    <style:style style:name="P7" style:family="paragraph" style:parent-style-name="Standard">
      <style:text-properties officeooo:rsid="00248aee" officeooo:paragraph-rsid="00248aee"/>
    </style:style>
    <style:style style:name="T1" style:family="text">
      <style:text-properties officeooo:rsid="00196dd1"/>
    </style:style>
    <style:style style:name="T2" style:family="text">
      <style:text-properties officeooo:rsid="001fc540"/>
    </style:style>
    <style:style style:name="T3" style:family="text">
      <style:text-properties officeooo:rsid="00241ca1"/>
    </style:style>
    <style:style style:name="T4" style:family="text">
      <style:text-properties officeooo:rsid="002516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SAYO</text:p>
      <text:p text:style-name="P1">CURRICULO DE ENSEÑANZA EN LA FORMACION ACADEMICA DE DOCTORADO EN MEDICINA <text:s/>DE LA ESCUELA LATINO AMERICA DE MEDIOCINA.</text:p>
      <text:p text:style-name="P1">Plan de estudio de la carrerqa de doctorado en <text:s/>medicina de la escuela latinoamericana de medicina .ELAM.</text:p>
      <text:p text:style-name="P1">La carrera de medicina fue una de las cuatro carreras fundanacinales de la Real y pontificia universidad <text:s/>de san Jeronimo de la Havana en (1728). </text:p>
      <text:p text:style-name="P1">para dar respuesta a las crecientes necesidades de atencion de salud de la poblacion cubana y ofrecer ayuda medica solidaria a paiseses hermanos, en 1962. se extiende a todo el pais la educacion medica superior.</text:p>
      <text:p text:style-name="P1">La ELAM. Fue creada en 1999. como respuesta salidaria Cubana a los desastres naturales ocurridos en centro america (1998), que agravaron el estado de salud de la poblacion del area.</text:p>
      <text:p text:style-name="P1">El medelo del profecional en el plan de estudios es un medico general integral.</text:p>
      <text:p text:style-name="P1"/>
      <text:p text:style-name="P2">Se propone egresar medicos preparados para ejercer en la practica con solido conocimiento y enfoque cientifico. En un marco etico de actuacion, presta atencion medica intgral a niños ,adolescente, adultos , mujeres embarazadas, ancianos, <text:span text:style-name="T1">pacientes ambulatrios y <text:s/>hospitalizados, mediante acciones de promocion de salud, prevencion,diagnostico y tratamiento. En esferas fisicas, psicologicas y sociales. Realizando acciones administrativas de educacion, auto educacion y de investigacion.</text:span></text:p>
      <text:p text:style-name="P3">Promueve metodos activos de aprendizaje, incrementa la independencia cognositiva y protagonismo del <text:s/>alumno , procura un equilibrio entre la teoria y la practica . Enfacis en las actividades grupales y relacionadas con la participacion de los educandos (educacion en el trabajo) ya que los trabajos de campo son dirigidos por el maestro y supervisados por el equipo metodologo de manera periodica y sistematica. De esta manera las conferencias se reducen y adquieren carecter educador.</text:p>
      <text:p text:style-name="P3"/>
      <text:p text:style-name="P3">El pla de estudio establece la realizacion de actividades extracurriculares como la actividad cientifica estudiantil, encuentros de conocimiento, examenes de premio,movimientos de alumnos ayudante, atencion especial a alumnos de excepcional rendimiento academico, actividades culturales, deportivaas y recreativas. Entre otras.</text:p>
      <text:p text:style-name="P3">El curriculo esta basado en el aprendizaje activo, en donde el estudiante no se limita solamente a escuchar una conferencias si nos mas bien a interactuar de forma dinamica y critica del tema y de la realidad actual dentro de la sociedad en que se desenvuelve como estudiante. Ycomo sus conocimientos adquiridos le ayudaran a desevolverse como profecional <text:s/>y como estos aportaran al desarrollo de la sociedad. De manera tal que no solo asegura un aprendizaje en el estudiante sino que asegura eun aprendizaje significativo. No privilegia las conferencias sobre las actividades teoricas (como seminarios, clases de laboratorio, clase taller, actividades teoricopracticas).y confiere mayor relevancia para el desarrolllo en los estudiaantes de los modos de actuacion profecional a las actividedes de atencion de salud, podemos decir entonces que los alumnos soneducados en el trabajo.</text:p>
      <text:p text:style-name="P3"/>
      <text:p text:style-name="P3">Como se puede observar el plan de estudio del modelo de enseñanza cubano. Esta enfocado en la formacion de profecionales integrales utiles a la sociedad conocedores y actuactes criticos de los problemas de la sociedad y de su entorno.</text:p>
      <text:p text:style-name="P3">Comprende objetibos de aprendizajeycontenido a desarrollar de forma clara ,precisa <text:s/>y objetiva garntizada por un equipo de profecionalas medicos y especialistas en distintas ramas de la medicina, asi como de otros profecionales educadores que perteneciendo a orta rama de la ciencia esta preparado y capacitado para ejercer la docencia en la carrera de Doctorado en medicina, coordinando e integrando su trabajo docente con las otras materias y demas docentes.</text:p>
      <text:p text:style-name="P3">Los alumnos garantizan asi, su aprendizaje significativo al esatar ciendo formados por un equipo de maestros quienes ademas de ser profecionales en su area, son tambien profecionales en docencia perior <text:soft-page-break/>y no solo eso sino qe ademas son c<text:span text:style-name="T2">o</text:span>nstantemente capacitados, actualizados <text:span text:style-name="T2">y </text:span>supervizados por un equipo de metodologos que n<text:span text:style-name="T2">o se li </text:span>mita solamente a evaluar lo administrativo del docente sino que tiene precencia en los distintos escenarios de formacion docente.</text:p>
      <text:p text:style-name="P3"/>
      <text:p text:style-name="P3">Para mi la experiencia en cuba y el mode<text:span text:style-name="T2">l</text:span>o enseñ<text:span text:style-name="T2">aza bajo el cual fui formado como profecional en la carrera de Doctorado en medicina, es o se asemeja vastante al modelo de enseñanza modular, el cual se define com. “estructura integrativa multidisciplinaria de actividades de aprendizaje, que en un lapso flexible permite alcansar objetivos educacionales de capacidaeds destrzas <text:s/>y actitudes que le permiten al alumno desempeñar funciones profecionales... cadad modulo es autosuficiente para <text:s/>el logro de una o mas funciones profecionales “ Margarita Panzsa.</text:span></text:p>
      <text:p text:style-name="P4">Traigo a memoria mi formacion decente. En la que tenia docentes quienes ademas de ser <text:s/>profecionales multidisciplinarios eran profecionales en docencia, y se les podia aboradar en cualquier momento para una orientacion, pregunta o duda del tema o materia que este impartia,impartian materias integrativas en las cuales un tema reunia varias disciplinas y ademas de ello en ocaciones se tenia dos profesores de distintas disciplinas impartiendo una clase o una materia.</text:p>
      <text:p text:style-name="P4"><text:s/></text:p>
      <text:p text:style-name="P4"/>
      <text:p text:style-name="P5">INTRODUCCION </text:p>
      <text:p text:style-name="P5"><text:s/></text:p>
      <text:p text:style-name="P5">El plan de estudio de cualquier disciplina y profecion debe tener ciertas caracteristcas <text:s/>que hagan coherente el proceso de enseñanza-aprendizaje y que pueda ser evaluado a fin de determinar su presencia y <text:s/>las desiciones del objetivo central del curricul. Con dicha <text:s/>evaluacion tambien se pueden hacer analisis y establecer comparaciones entre diferentes planes de estudioo cambios curriculares,en terminos de rendimiento estudiantil,metodologia de enseñanza apropiadas, <text:span text:style-name="T3">a</text:span>d<text:span text:style-name="T3">e</text:span>c<text:span text:style-name="T3">u</text:span>acion <text:s/>de los egresados <text:span text:style-name="T3">a las necesidades reales del pais.</text:span></text:p>
      <text:p text:style-name="P6"/>
      <text:p text:style-name="P6">La carrera de medicina tiene objetivo la formacion de un medico capacitado para resolver los problemas concernientes a la promocion, proteccion, recuperacion y rehabilitacion de la salud, tanto individual como familiar y comunitaruia.</text:p>
      <text:p text:style-name="P6"/>
      <text:p text:style-name="P7">CONCLUCION;</text:p>
      <text:p text:style-name="P7">podemos afirmar entoces que el modelo de enzeñanza bajo el cual se forma al estudiante define no solo el aprendizaja sino mas importante aun su aprendizaje significativo, <text:span text:style-name="T4">c</text:span>on un enfoque <text:s/>innovador <text:span text:style-name="T4">en donde se integre la docencia,investigacion y cervicio de la cual hace enfasis la enseñansa modular. Que <text:s/>le permitan al estudiante v</text:span>alorar los factores ambientales, sociales culturales y economicos causante de enfermedade en el individuo familia y comun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9:19:43.846839730</meta:creation-date>
    <dc:date>2017-04-05T11:59:48.020955207</dc:date>
    <meta:editing-duration>PT58M18S</meta:editing-duration>
    <meta:editing-cycles>8</meta:editing-cycles>
    <meta:generator>LibreOffice/4.3.3.2$Linux_X86_64 LibreOffice_project/430m0$Build-2</meta:generator>
    <meta:document-statistic meta:table-count="0" meta:image-count="0" meta:object-count="0" meta:page-count="2" meta:paragraph-count="23" meta:word-count="962" meta:character-count="6461" meta:non-whitespace-character-count="5499"/>
  </office:meta>
</office:document-meta>
</file>